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election (DO NOT TOUCH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Ruinart</text:p>
          </table:table-cell>
          <table:table-cell office:value-type="float" office:value="35.16839" calcext:value-type="float">
            <text:p>35,1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5j2qpstypqd1ckxf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ino Fiano Salento</text:p>
          </table:table-cell>
          <table:table-cell office:value-type="string" calcext:value-type="string">
            <text:p>Vespa</text:p>
          </table:table-cell>
          <table:table-cell office:value-type="float" office:value="39.203403" calcext:value-type="float">
            <text:p>39,20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Kerner Passit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9.824368" calcext:value-type="float">
            <text:p>49,824368</text:p>
          </table:table-cell>
        </table:table-row>
      </table:table>
      <table:table table:name="Not Matched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cia id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prova id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4]); &quot;&quot;; 1)" office:value-type="float" office:value="1" calcext:value-type="float">
            <text:p>1</text:p>
          </table:table-cell>
          <table:table-cell office:value-type="string" calcext:value-type="string">
            <text:p>id ds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sibj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6]); &quot;&quot;; 1)">
            <text:p/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formula="of:=IF(ISBLANK([.B7]); &quot;&quot;; 1)">
            <text:p/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IF(ISBLANK([.B8]); &quot;&quot;; 1)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formula="of:=IF(ISBLANK([.B9]); &quot;&quot;; 1)">
            <text:p/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formula="of:=IF(ISBLANK([.B10]); &quot;&quot;; 1)">
            <text:p/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11]); &quot;&quot;; 1)" office:value-type="float" office:value="1" calcext:value-type="float">
            <text:p>1</text:p>
          </table:table-cell>
          <table:table-cell office:value-type="string" calcext:value-type="string">
            <text:p>svsg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ISBLANK([.B12]); &quot;&quot;; 1)" office:value-type="float" office:value="1" calcext:value-type="float">
            <text:p>1</text:p>
          </table:table-cell>
          <table:table-cell office:value-type="string" calcext:value-type="string">
            <text:p>21324fdbd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formula="of:=IF(ISBLANK([.B13]); &quot;&quot;; 1)">
            <text:p/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2:38:14.767124137</dc:date>
    <meta:editing-duration>PT27S</meta:editing-duration>
    <meta:editing-cycles>1</meta:editing-cycles>
    <meta:generator>LibreOffice/7.3.7.2$Linux_X86_64 LibreOffice_project/30$Build-2</meta:generator>
    <meta:document-statistic meta:table-count="2" meta:cell-count="383" meta:object-count="0"/>
  </office:meta>
</office:document-meta>
</file>